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haris SI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Charis SI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Mankani: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nkaniots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gɔ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nkanio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kokonipɛp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kontombr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6T15:30:17</meta:creation-date>
    <dc:date>2012-10-31T15:34:45</dc:date>
    <meta:editing-duration>PT00H03M51S</meta:editing-duration>
    <meta:editing-cycles>2</meta:editing-cycles>
    <meta:generator>OpenOffice.org/3.2$Linux OpenOffice.org_project/320m12$Build-9483</meta:generator>
    <meta:document-statistic meta:table-count="1" meta:image-count="0" meta:object-count="0" meta:page-count="1" meta:paragraph-count="6" meta:word-count="6" meta:character-count="54"/>
  </office:meta>
</office:document-meta>
</file>